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875cm" fo:margin-left="0cm" fo:margin-top="0cm" fo:margin-bottom="0cm" table:align="left"/>
    </style:style>
    <style:style style:name="Table1.A" style:family="table-column">
      <style:table-column-properties style:column-width="2.884cm"/>
    </style:style>
    <style:style style:name="Table1.B" style:family="table-column">
      <style:table-column-properties style:column-width="12.99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1.834cm" fo:keep-together="auto"/>
    </style:style>
    <style:style style:name="Table1.3" style:family="table-row">
      <style:table-row-properties style:min-row-height="1.94cm" fo:keep-together="auto"/>
    </style:style>
    <style:style style:name="Table1.4" style:family="table-row">
      <style:table-row-properties style:min-row-height="3.845cm" fo:keep-together="auto"/>
    </style:style>
    <style:style style:name="P1" style:family="paragraph" style:parent-style-name="Standard">
      <style:paragraph-properties fo:text-align="justify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alibri" fo:font-size="12pt" style:font-name-asian="Calibri1" style:font-size-asian="12pt" style:font-name-complex="Calibri1" style:font-size-complex="12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9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10" style:family="paragraph" style:parent-style-name="Standard">
      <style:text-properties style:font-name="Calibri" fo:font-size="9pt" style:font-name-asian="Calibri1" style:font-size-asian="9pt" style:font-name-complex="Calibri1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24pt" fo:font-weight="bold" style:font-name-asian="Calibri1" style:font-size-asian="24pt" style:font-weight-asian="bold" style:font-name-complex="Calibri1" style:font-size-complex="24pt"/>
    </style:style>
    <style:style style:name="P12" style:family="paragraph" style:parent-style-name="Standard" style:master-page-name="Standard">
      <style:paragraph-properties fo:text-align="justify" style:justify-single-word="false" style:page-number="1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13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/>
    </style:style>
    <style:style style:name="P14" style:family="paragraph" style:parent-style-name="Standard" style:list-style-name="WWNum5">
      <style:paragraph-properties fo:margin-left="1.27cm" fo:margin-right="0cm" fo:text-align="justify" style:justify-single-word="false" fo:text-indent="-0.635cm" style:auto-text-indent="false"/>
    </style:style>
    <style:style style:name="P15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</style:style>
    <style:style style:name="P16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/>
    </style:style>
    <style:style style:name="P17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18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19" style:family="paragraph" style:parent-style-name="Standard" style:list-style-name="WWNum6">
      <style:paragraph-properties fo:margin-left="1.27cm" fo:margin-right="0cm" fo:text-align="justify" style:justify-single-word="false" fo:text-indent="-0.635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20" style:family="paragraph" style:parent-style-name="Standard" style:list-style-name="WWNum7">
      <style:paragraph-properties fo:margin-left="1.27cm" fo:margin-right="0cm" fo:text-align="justify" style:justify-single-word="false" fo:text-indent="-0.769cm" style:auto-text-indent="false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onsolas" fo:font-size="12pt" fo:font-weight="bold" style:font-name-asian="Consolas1" style:font-size-asian="12pt" style:font-weight-asian="bold" style:font-name-complex="Consolas1" style:font-size-complex="12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4pt" style:text-underline-style="solid" style:text-underline-width="auto" style:text-underline-color="font-color" style:font-name-asian="Calibri1" style:font-size-asian="14pt" style:font-name-complex="Calibri1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alibri" fo:font-size="12pt" officeooo:rsid="0001bc17" officeooo:paragraph-rsid="0001bc17" style:font-name-asian="Calibri1" style:font-size-asian="12pt" style:font-name-complex="Calibri1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Calibri" fo:font-size="12pt" officeooo:rsid="0001bc17" officeooo:paragraph-rsid="0001bc17" style:font-name-asian="Calibri1" style:font-size-asian="12pt" style:font-name-complex="Calibri1" style:font-size-complex="12pt"/>
    </style:style>
    <style:style style:name="P27" style:family="paragraph" style:parent-style-name="Standard">
      <style:paragraph-properties fo:margin-left="1.27cm" fo:margin-right="0cm" fo:text-align="justify" style:justify-single-word="false" fo:text-indent="1.27cm" style:auto-text-indent="false"/>
      <style:text-properties style:font-name="Consolas" style:font-name-asian="Consolas1" style:font-name-complex="Consolas1"/>
    </style:style>
    <style:style style:name="P2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2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nsolas" fo:font-size="14pt" style:font-name-asian="Consolas1" style:font-size-asian="14pt" style:font-name-complex="Consolas1" style:font-size-complex="14pt"/>
    </style:style>
    <style:style style:name="P30" style:family="paragraph" style:parent-style-name="Standard" style:list-style-name="WWNum1">
      <style:paragraph-properties fo:margin-left="2.54cm" fo:margin-right="0cm" fo:text-align="justify" style:justify-single-word="false" fo:text-indent="-0.635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31" style:family="paragraph" style:parent-style-name="Standard">
      <style:paragraph-properties fo:margin-left="2.54cm" fo:margin-right="0cm" fo:text-align="justify" style:justify-single-word="false" fo:text-indent="1.27cm" style:auto-text-indent="false"/>
      <style:text-properties style:font-name="Consolas" fo:font-size="14pt" style:font-name-asian="Consolas1" style:font-size-asian="14pt" style:font-name-complex="Consolas1" style:font-size-complex="14pt"/>
    </style:style>
    <style:style style:name="P32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Calibri" fo:font-size="14pt" style:font-name-asian="Calibri1" style:font-size-asian="14pt" style:font-name-complex="Calibri1" style:font-size-complex="14pt"/>
    </style:style>
    <style:style style:name="T2" style:family="text">
      <style:text-properties style:font-name="Calibri" fo:font-size="14pt" fo:font-style="italic" style:font-name-asian="Calibri1" style:font-size-asian="14pt" style:font-style-asian="italic" style:font-name-complex="Calibri1" style:font-size-complex="14pt"/>
    </style:style>
    <style:style style:name="T3" style:family="text"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T4" style:family="text">
      <style:text-properties style:font-name="Calibri" fo:font-size="12pt" style:font-name-asian="Calibri1" style:font-size-asian="12pt" style:font-name-complex="Calibri1" style:font-size-complex="12pt"/>
    </style:style>
    <style:style style:name="T5" style:family="text">
      <style:text-properties style:font-name="Consolas" fo:font-size="18pt" fo:font-weight="bold" style:font-name-asian="Consolas1" style:font-size-asian="18pt" style:font-weight-asian="bold" style:font-name-complex="Consolas1" style:font-size-complex="18pt"/>
    </style:style>
    <style:style style:name="T6" style:family="text">
      <style:text-properties style:font-name="Consolas" fo:font-size="14pt" style:font-name-asian="Consolas1" style:font-size-asian="14pt" style:font-name-complex="Consolas1" style:font-size-complex="14pt"/>
    </style:style>
    <style:style style:name="T7" style:family="text">
      <style:text-properties style:font-name="Consolas" fo:font-size="14pt" fo:font-weight="bold" style:font-name-asian="Consolas1" style:font-size-asian="14pt" style:font-weight-asian="bold" style:font-name-complex="Consolas1" style:font-size-complex="14pt"/>
    </style:style>
    <style:style style:name="T8" style:family="text">
      <style:text-properties style:font-name="Consolas" fo:font-size="12pt" style:font-name-asian="Consolas1" style:font-size-asian="12pt" style:font-name-complex="Consolas1" style:font-size-complex="12pt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3"><draw:rect text:anchor-type="as-char" style:rel-width="100%" draw:z-index="0" draw:style-name="gr1" draw:text-style-name="P32" svg:width="0.003cm" svg:height="0.054cm"><text:p/></draw:rect></text:p>
      <text:p text:style-name="P11">TP4 : collections de taille variable</text:p>
      <text:p text:style-name="P3"><draw:rect text:anchor-type="as-char" style:rel-width="100%" draw:z-index="1" draw:style-name="gr1" draw:text-style-name="P32" svg:width="0.003cm" svg:height="0.054cm"><text:p/></draw:rect></text:p>
      <text:p text:style-name="P2"/>
      <text:p text:style-name="P2"/>
      <text:list xml:id="list463248968" text:style-name="WWNum3">
        <text:list-item>
          <text:p text:style-name="P13"><text:span text:style-name="T3">Projet </text:span><text:span text:style-name="T5">club</text:span></text:p>
        </text:list-item>
      </text:list>
      <text:list xml:id="list1405460181" text:style-name="WWNum7">
        <text:list-item>
          <text:p text:style-name="P20"><text:span text:style-name="T1">Ouvrir le projet </text:span><text:span text:style-name="T6">club</text:span><text:span text:style-name="T1">. Ce projet contient les classes nécessaires à la gestion des adhésions dans une association. L’adhésion à une association est modélisée par une instance de la classe Membership. Une version complète de </text:span><text:span text:style-name="T6">Membership</text:span><text:span text:style-name="T1"> vous est fournie et ne doit pas être modifiée. L’objectif de cet exercice va être de compléter la classe Club.</text:span></text:p>
        </text:list-item>
        <text:list-item>
          <text:p text:style-name="P20"><text:span text:style-name="T1">Dans un premier temps, prenez connaissance du contenu de la classe </text:span><text:span text:style-name="T6">Membership</text:span><text:span text:style-name="T1">, et complétez le tableau suivant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1">Membership</text:p>
          </table:table-cell>
        </table:table-row>
        <table:table-row table:style-name="Table1.2">
          <table:table-cell table:style-name="Table1.A1" office:value-type="string">
            <text:p text:style-name="P24">Attributs</text:p>
          </table:table-cell>
          <table:table-cell table:style-name="Table1.A1" office:value-type="string">
            <text:p text:style-name="P25">String name</text:p>
            <text:p text:style-name="P26">int mounth</text:p>
            <text:p text:style-name="P26">int year</text:p>
          </table:table-cell>
        </table:table-row>
        <table:table-row table:style-name="Table1.3">
          <table:table-cell table:style-name="Table1.A1" office:value-type="string">
            <text:p text:style-name="P24">Constructeurs</text:p>
          </table:table-cell>
          <table:table-cell table:style-name="Table1.A1" office:value-type="string">
            <text:p text:style-name="P25">Membership(String name, int mounth, int year)</text:p>
          </table:table-cell>
        </table:table-row>
        <table:table-row table:style-name="Table1.4">
          <table:table-cell table:style-name="Table1.A1" office:value-type="string">
            <text:p text:style-name="P24">Méthodes</text:p>
          </table:table-cell>
          <table:table-cell table:style-name="Table1.A1" office:value-type="string">
            <text:p text:style-name="P25">String getName()</text:p>
            <text:p text:style-name="P26">int getMounth()</text:p>
            <text:p text:style-name="P26">int getYear()</text:p>
            <text:p text:style-name="P26">String toString()</text:p>
          </table:table-cell>
        </table:table-row>
      </table:table>
      <text:p text:style-name="P5"/>
      <text:p text:style-name="P6"><text:span text:style-name="T1">Toutes les questions suivantes concernent la classe </text:span><text:span text:style-name="T7">Club</text:span><text:span text:style-name="T1">.</text:span></text:p>
      <text:list xml:id="list95830962679534" text:continue-numbering="true" text:style-name="WWNum7">
        <text:list-item>
          <text:p text:style-name="P20"><text:span text:style-name="T1">Définissez un attribut </text:span><text:span text:style-name="T6">members</text:span><text:span text:style-name="T1"> de type </text:span><text:span text:style-name="T6">ArrayList</text:span><text:span text:style-name="T1"> dans </text:span><text:span text:style-name="T6">Club</text:span><text:span text:style-name="T1"> pour mémoriser les adhésions.</text:span></text:p>
        </text:list-item>
        <text:list-item>
          <text:p text:style-name="P20"><text:span text:style-name="T1">Dans le constructeur, initialisez l’attribut </text:span><text:span text:style-name="T6">members</text:span><text:span text:style-name="T1">.</text:span></text:p>
        </text:list-item>
        <text:list-item>
          <text:p text:style-name="P20"><text:span text:style-name="T1">Complétez la méthode </text:span><text:span text:style-name="T6">numberOfMembers</text:span><text:span text:style-name="T1"> afin de renvoyer le nombre d’adhérents.</text:span></text:p>
        </text:list-item>
        <text:list-item>
          <text:p text:style-name="P20"><text:span text:style-name="T1">Un nouvel objet </text:span><text:span text:style-name="T6">Membership</text:span><text:span text:style-name="T1"> est ajouté à la collection d’objets via la </text:span><text:soft-page-break/><text:span text:style-name="T1">méthode join qui a pour en-tête :</text:span></text:p>
        </text:list-item>
      </text:list>
      <text:p text:style-name="P7"><text:span text:style-name="T1"><text:tab/></text:span><text:span text:style-name="T6">public void join(Membership member)</text:span></text:p>
      <text:list xml:id="list95831010297434" text:continue-numbering="true" text:style-name="WWNum7">
        <text:list-item>
          <text:p text:style-name="P20"><text:span text:style-name="T1">Testez le bon fonctionnement de </text:span><text:span text:style-name="T6">join</text:span><text:span text:style-name="T1"> et </text:span><text:span text:style-name="T6">numberOfMembers</text:span><text:span text:style-name="T1">.</text:span></text:p>
        </text:list-item>
        <text:list-item>
          <text:p text:style-name="P20"><text:span text:style-name="T1">Ajoutez une méthode </text:span><text:bookmark-start text:name="__DdeLink__350_3226778844"/><text:span text:style-name="T6">numberMembersJoinedInMY</text:span><text:bookmark-end text:name="__DdeLink__350_3226778844"/><text:span text:style-name="T1"> qui renvoie le nombre de membres qui se sont inscrits au cours d’un mois et d’une année donnés :</text:span></text:p>
        </text:list-item>
      </text:list>
      <text:p text:style-name="P7"><text:span text:style-name="T4"><text:tab/></text:span><text:span text:style-name="T8">int numberMembersJoinedInMY(int month, int year)</text:span></text:p>
      <text:list xml:id="list95830375901713" text:continue-numbering="true" text:style-name="WWNum7">
        <text:list-item>
          <text:p text:style-name="P20"><text:span text:style-name="T1">Ajoutez une méthode </text:span><text:bookmark-start text:name="__DdeLink__352_3226778844"/><text:span text:style-name="T6">membersJoinedInMY</text:span><text:bookmark-end text:name="__DdeLink__352_3226778844"/><text:span text:style-name="T1"> qui renvoie la liste des membres qui se sont inscrits <text:s/>au cours d’un mois et d’une année donnés :</text:span></text:p>
        </text:list-item>
      </text:list>
      <text:p text:style-name="P27">ArrayList&lt;Membership&gt; membersJoinedInMY(int month, int year)</text:p>
      <text:p text:style-name="P1"/>
      <text:p text:style-name="P1"/>
      <text:list xml:id="list95831026768975" text:continue-list="list463248968" text:style-name="WWNum3">
        <text:list-item>
          <text:p text:style-name="P17">L’horloge numérique</text:p>
        </text:list-item>
      </text:list>
      <text:p text:style-name="P8">Reprenez l’exercice II. Horloge numérique du TP03 si vous ne l’aviez pas fini..</text:p>
      <text:p text:style-name="P8"/>
      <text:list xml:id="list95831085740549" text:continue-numbering="true" text:style-name="WWNum3">
        <text:list-item>
          <text:p text:style-name="P13"><text:span text:style-name="T3">Projet </text:span><text:span text:style-name="T5">star-wars</text:span><text:span text:style-name="T3"> [facultatif]</text:span></text:p>
        </text:list-item>
      </text:list>
      <text:p text:style-name="P6"><text:span text:style-name="T1">La rumeur circule sur Internet que George Lucas, réalisateur de la </text:span><text:span text:style-name="T2">Guerre des Etoiles</text:span><text:span text:style-name="T1">, utilise une formule pour créer les noms de personnages de ces histoires à partir de l’état civil de personnes réelles. La formule serait la suivante :</text:span></text:p>
      <text:list xml:id="list503576067" text:style-name="WWNum1">
        <text:list-item>
          <text:p text:style-name="P18">le prénom est obtenu de la manière suivante</text:p>
          <text:list>
            <text:list-item>
              <text:p text:style-name="P30">3 premières lettres du nom</text:p>
            </text:list-item>
            <text:list-item>
              <text:p text:style-name="P30">+ 2 dernières lettres du prénom</text:p>
            </text:list-item>
          </text:list>
        </text:list-item>
        <text:list-item>
          <text:p text:style-name="P18">le nom est obtenu de la manière suivante </text:p>
          <text:list>
            <text:list-item>
              <text:p text:style-name="P30">2 premières lettres du département de naissance</text:p>
            </text:list-item>
            <text:list-item>
              <text:p text:style-name="P30">3 lettres prises au hasard dans le nom de la ville de naissance</text:p>
            </text:list-item>
          </text:list>
        </text:list-item>
      </text:list>
      <text:p text:style-name="P9"/>
      <text:p text:style-name="P6"><text:span text:style-name="T1">Créez un nouveau projet </text:span><text:span text:style-name="T6">star-wars</text:span><text:span text:style-name="T1"> avec une classe NameGenerator.</text:span></text:p>
      <text:p text:style-name="P5">Cette classe aura</text:p>
      <text:list xml:id="list1295469254" text:style-name="WWNum6">
        <text:list-item>
          <text:p text:style-name="P19">un constructeur qui mémorirse les information de l’état civil d’une personne</text:p>
        </text:list-item>
        <text:list-item>
          <text:p text:style-name="P19">une méthode generateName qui génère son nom et son prénom (avec des majuscules)</text:p>
        </text:list-item>
      </text:list>
      <text:p text:style-name="P5"><text:soft-page-break/>Pensez aux commentaires.</text:p>
      <text:p text:style-name="P5"/>
      <text:p text:style-name="P23">Aide</text:p>
      <text:list xml:id="list550362417" text:style-name="WWNum5">
        <text:list-item>
          <text:p text:style-name="P14"><text:span text:style-name="T1">Générer un entier aléatoire entre </text:span><text:span text:style-name="T6">[0,n[</text:span><text:span text:style-name="T1"> :</text:span></text:p>
        </text:list-item>
      </text:list>
      <text:p text:style-name="P7"><text:span text:style-name="T1"><text:tab/><text:tab/></text:span><text:span text:style-name="T6">import java.util.Random</text:span></text:p>
      <text:p text:style-name="P29"><text:tab/><text:tab/></text:p>
      <text:p text:style-name="P31">Random r = new Random();<text:tab/><text:tab/></text:p>
      <text:p text:style-name="P31">int index <text:s/>= r.nextInt(5); // index=0/1/2/3/4</text:p>
      <text:list xml:id="list2024420126" text:style-name="WWNum2">
        <text:list-item>
          <text:p text:style-name="P15"><text:span text:style-name="T1">Obtenir la taille d’une chaîne de caractères </text:span><text:span text:style-name="T6">str</text:span><text:span text:style-name="T1"> : </text:span><text:span text:style-name="T6">str.length()</text:span></text:p>
        </text:list-item>
        <text:list-item>
          <text:p text:style-name="P15"><text:span text:style-name="T1">Obtenir une sous-chaîne de caractères entre deux positions </text:span><text:span text:style-name="T6">i</text:span><text:span text:style-name="T1"> et </text:span><text:span text:style-name="T6">j</text:span><text:span text:style-name="T1"> : </text:span></text:p>
        </text:list-item>
      </text:list>
      <text:p text:style-name="P7"><text:span text:style-name="T1"><text:tab/><text:tab/></text:span><text:span text:style-name="T6">str.substring(i,j+1);</text:span></text:p>
      <text:p text:style-name="P8">Par exemple, le code suivant :</text:p>
      <text:p text:style-name="P7"><text:span text:style-name="T1"><text:tab/><text:tab/></text:span><text:span text:style-name="T6">String str = "Voltaire";</text:span></text:p>
      <text:p text:style-name="P29"><text:tab/><text:tab/>System.out.println(str.substring(1,3));</text:p>
      <text:p text:style-name="P7"><text:span text:style-name="T1">affiche </text:span><text:span text:style-name="T6">"ol"</text:span></text:p>
      <text:list xml:id="list928938654" text:style-name="WWNum4">
        <text:list-item>
          <text:p text:style-name="P16"><text:span text:style-name="T1">Passez une chaîne de caractères en majuscule et minuscule : </text:span><text:span text:style-name="T6">toUpperCase()</text:span><text:span text:style-name="T1"> et </text:span><text:span text:style-name="T6">toLowerCase()</text:span><text:span text:style-name="T1">, respectivement.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2" style:display-name="ListLabel 2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8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769cm" fo:margin-left="1.27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Calibri" fo:font-size="9pt" style:font-name-asian="Calibri1" style:font-size-asian="9pt" style:font-name-complex="Calibri1" style:font-size-complex="9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Introduction à la Programmation Orientée Objet - UBS/MIS L2<text:tab/><text:tab/><text:tab/><text:tab/><text:tab/>2019/202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19-11-07T09:58:08.057572065</dc:date>
    <meta:editing-duration>PT1H44M34S</meta:editing-duration>
    <meta:editing-cycles>1</meta:editing-cycles>
    <meta:document-statistic meta:table-count="1" meta:image-count="0" meta:object-count="0" meta:page-count="3" meta:paragraph-count="59" meta:word-count="478" meta:character-count="3030" meta:non-whitespace-character-count="2610"/>
  </office:meta>
</office:document-meta>
</file>